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30cb" officeooo:paragraph-rsid="000f30cb"/>
    </style:style>
    <style:style style:name="P2" style:family="paragraph" style:parent-style-name="Standard">
      <style:text-properties officeooo:rsid="000fb3eb" officeooo:paragraph-rsid="000fb3eb"/>
    </style:style>
    <style:style style:name="P3" style:family="paragraph" style:parent-style-name="Standard">
      <style:text-properties fo:font-style="italic" officeooo:rsid="000fb3eb" officeooo:paragraph-rsid="000fb3eb" style:font-style-asian="italic" style:font-style-complex="italic"/>
    </style:style>
    <style:style style:name="P4" style:family="paragraph" style:parent-style-name="Standard">
      <style:text-properties fo:font-style="italic" officeooo:rsid="000fb3eb" officeooo:paragraph-rsid="00111ea1" style:font-style-asian="italic" style:font-style-complex="italic"/>
    </style:style>
    <style:style style:name="P5" style:family="paragraph" style:parent-style-name="Standard">
      <style:text-properties fo:font-style="italic" officeooo:rsid="00131abd" officeooo:paragraph-rsid="00131abd" style:font-style-asian="italic" style:font-style-complex="italic"/>
    </style:style>
    <style:style style:name="P6" style:family="paragraph" style:parent-style-name="Standard">
      <style:text-properties fo:font-style="italic" officeooo:rsid="0014512c" officeooo:paragraph-rsid="0014512c" style:font-style-asian="italic" style:font-style-complex="italic"/>
    </style:style>
    <style:style style:name="P7" style:family="paragraph" style:parent-style-name="Standard">
      <style:text-properties fo:font-style="italic" officeooo:rsid="001460b8" officeooo:paragraph-rsid="001460b8" style:font-style-asian="italic" style:font-style-complex="italic"/>
    </style:style>
    <style:style style:name="P8" style:family="paragraph" style:parent-style-name="Standard">
      <style:text-properties officeooo:rsid="00131abd" officeooo:paragraph-rsid="00131abd"/>
    </style:style>
    <style:style style:name="P9" style:family="paragraph" style:parent-style-name="Standard">
      <style:text-properties officeooo:rsid="0014512c" officeooo:paragraph-rsid="0014512c"/>
    </style:style>
    <style:style style:name="P10" style:family="paragraph" style:parent-style-name="Standard">
      <style:text-properties officeooo:rsid="001460b8" officeooo:paragraph-rsid="001460b8"/>
    </style:style>
    <style:style style:name="P11" style:family="paragraph" style:parent-style-name="Standard">
      <style:text-properties officeooo:rsid="001636d5" officeooo:paragraph-rsid="001636d5"/>
    </style:style>
    <style:style style:name="P12" style:family="paragraph" style:parent-style-name="Standard">
      <style:text-properties fo:font-weight="bold" officeooo:rsid="000f30cb" officeooo:paragraph-rsid="000f30cb" style:font-weight-asian="bold" style:font-weight-complex="bold"/>
    </style:style>
    <style:style style:name="P13" style:family="paragraph" style:parent-style-name="Standard">
      <style:text-properties fo:font-weight="bold" officeooo:rsid="000fb3eb" officeooo:paragraph-rsid="000fb3eb" style:font-weight-asian="bold" style:font-weight-complex="bold"/>
    </style:style>
    <style:style style:name="P14" style:family="paragraph" style:parent-style-name="Standard">
      <style:text-properties fo:font-weight="bold" officeooo:rsid="0014512c" officeooo:paragraph-rsid="0014512c" style:font-weight-asian="bold" style:font-weight-complex="bold"/>
    </style:style>
    <style:style style:name="P15" style:family="paragraph" style:parent-style-name="Standard">
      <style:text-properties fo:font-weight="bold" officeooo:rsid="001636d5" officeooo:paragraph-rsid="001636d5" style:font-weight-asian="bold" style:font-weight-complex="bold"/>
    </style:style>
    <style:style style:name="P16" style:family="paragraph" style:parent-style-name="Standard">
      <style:text-properties officeooo:rsid="001636d5" officeooo:paragraph-rsid="001636d5"/>
    </style:style>
    <style:style style:name="P17" style:family="paragraph" style:parent-style-name="Standard">
      <style:text-properties officeooo:rsid="0019d78e" officeooo:paragraph-rsid="0019d78e"/>
    </style:style>
    <style:style style:name="P18" style:family="paragraph" style:parent-style-name="Standard">
      <style:text-properties officeooo:rsid="0019d78e" officeooo:paragraph-rsid="001df058"/>
    </style:style>
    <style:style style:name="P19" style:family="paragraph" style:parent-style-name="Standard">
      <style:text-properties fo:font-style="italic" officeooo:rsid="0019d78e" officeooo:paragraph-rsid="0019d78e" style:font-style-asian="italic" style:font-style-complex="italic"/>
    </style:style>
    <style:style style:name="P20" style:family="paragraph" style:parent-style-name="Standard">
      <style:text-properties fo:font-style="italic" officeooo:rsid="001636d5" officeooo:paragraph-rsid="001636d5" style:font-style-asian="italic" style:font-style-complex="italic"/>
    </style:style>
    <style:style style:name="P21" style:family="paragraph" style:parent-style-name="Standard">
      <style:text-properties fo:font-style="italic" officeooo:rsid="001bad57" officeooo:paragraph-rsid="001bad57" style:font-style-asian="italic" style:font-style-complex="italic"/>
    </style:style>
    <style:style style:name="P22" style:family="paragraph" style:parent-style-name="Standard">
      <style:text-properties fo:font-style="italic" officeooo:rsid="001be6b1" officeooo:paragraph-rsid="001be6b1" style:font-style-asian="italic" style:font-style-complex="italic"/>
    </style:style>
    <style:style style:name="P23" style:family="paragraph" style:parent-style-name="Standard">
      <style:text-properties fo:font-weight="bold" officeooo:rsid="0019d78e" officeooo:paragraph-rsid="0019d78e" style:font-weight-asian="bold" style:font-weight-complex="bold"/>
    </style:style>
    <style:style style:name="P24" style:family="paragraph" style:parent-style-name="Standard">
      <style:text-properties fo:font-weight="normal" officeooo:rsid="0019d78e" officeooo:paragraph-rsid="0019d78e" style:font-weight-asian="normal" style:font-weight-complex="normal"/>
    </style:style>
    <style:style style:name="P25" style:family="paragraph" style:parent-style-name="Standard">
      <style:text-properties officeooo:rsid="001bad57" officeooo:paragraph-rsid="001bad57"/>
    </style:style>
    <style:style style:name="P26" style:family="paragraph" style:parent-style-name="Standard">
      <style:text-properties officeooo:rsid="001be6b1" officeooo:paragraph-rsid="001be6b1"/>
    </style:style>
    <style:style style:name="P27" style:family="paragraph" style:parent-style-name="Standard">
      <style:text-properties officeooo:rsid="000f30cb" officeooo:paragraph-rsid="000f30cb"/>
    </style:style>
    <style:style style:name="P28" style:family="paragraph" style:parent-style-name="Standard">
      <style:text-properties officeooo:rsid="000fb3eb" officeooo:paragraph-rsid="001d3dad"/>
    </style:style>
    <style:style style:name="P29" style:family="paragraph" style:parent-style-name="Standard">
      <style:text-properties officeooo:rsid="001df058" officeooo:paragraph-rsid="001df058"/>
    </style:style>
    <style:style style:name="T1" style:family="text">
      <style:text-properties fo:color="#ce181e"/>
    </style:style>
    <style:style style:name="T2" style:family="text">
      <style:text-properties fo:background-color="#fff200" loext:char-shading-value="0"/>
    </style:style>
    <style:style style:name="T3" style:family="text">
      <style:text-properties officeooo:rsid="00111ea1"/>
    </style:style>
    <style:style style:name="T4" style:family="text">
      <style:text-properties officeooo:rsid="001bad57"/>
    </style:style>
    <style:style style:name="T5" style:family="text">
      <style:text-properties officeooo:rsid="001be6b1"/>
    </style:style>
    <style:style style:name="T6" style:family="text">
      <style:text-properties officeooo:rsid="001d3dad"/>
    </style:style>
    <style:style style:name="T7" style:family="text">
      <style:text-properties officeooo:rsid="001df058"/>
    </style:style>
    <style:style style:name="T8" style:family="text">
      <style:text-properties fo:background-color="transparent" loext:char-shading-value="0"/>
    </style:style>
    <style:style style:name="T9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# Simple selection</text:p>
      <text:p text:style-name="P1"/>
      <text:p text:style-name="P1">SELECT <text:span text:style-name="T1">something</text:span> FROM <text:span text:style-name="T9">table</text:span></text:p>
      <text:p text:style-name="P1"/>
      <text:p text:style-name="P1">As <text:span text:style-name="T1">something</text:span> we can put:</text:p>
      <text:p text:style-name="P1"><text:span text:style-name="T1">*</text:span> <text:s/>- everything</text:p>
      <text:p text:style-name="P1"><text:span text:style-name="T1">sum</text:span>(name_of_column) – sum of numbers in column</text:p>
      <text:p text:style-name="P1"><text:span text:style-name="T1">avg</text:span>(name_of_column) – counts the average of numbers</text:p>
      <text:p text:style-name="P1"/>
      <text:p text:style-name="P1">Using '<text:span text:style-name="T1">,</text:span>' we can add couple of columns</text:p>
      <text:p text:style-name="P1"/>
      <text:p text:style-name="P29">COALESCE(title, 'some text') AS Title – changing null values to something and naming the column</text:p>
      <text:p text:style-name="P1"/>
      <text:p text:style-name="P13"># Date and time</text:p>
      <text:p text:style-name="P2"/>
      <text:p text:style-name="P3">Example (getting age from birth date an finding ppl over 60):</text:p>
      <text:p text:style-name="P3"/>
      <text:p text:style-name="P2"><text:span text:style-name="T6">SELECT</text:span> AGE(birth_date), * <text:span text:style-name="T6">FROM</text:span> "public"."employees"</text:p>
      <text:p text:style-name="P2"><text:span text:style-name="T6">WHERE</text:span> (extract (YEAR FROM AGE(birth_date))) &gt; 60</text:p>
      <text:p text:style-name="P2"/>
      <text:p text:style-name="P3">Example ( how many employees were hired in February):</text:p>
      <text:p text:style-name="P2"/>
      <text:p text:style-name="P2"><text:span text:style-name="T6">SELECT</text:span> count(hire_date) <text:span text:style-name="T6">FROM</text:span> "public"."employees"</text:p>
      <text:p text:style-name="P2"><text:span text:style-name="T6">WHERE</text:span> extract(month from hire_date) = 2</text:p>
      <text:p text:style-name="P2"/>
      <text:p text:style-name="P4">Example ( how many employees were <text:span text:style-name="T3">born</text:span> in <text:span text:style-name="T3">November</text:span>):</text:p>
      <text:p text:style-name="P2"/>
      <text:p text:style-name="P28"><text:span text:style-name="T6">SELECT</text:span> count(birth_date) <text:span text:style-name="T6">FROM</text:span> "public"."employees"</text:p>
      <text:p text:style-name="P2"><text:span text:style-name="T6">WHERE</text:span> extract(month from birth_date) = 11</text:p>
      <text:p text:style-name="P2"/>
      <text:p text:style-name="P5">Example (how many orders were made in Janury of 2004):</text:p>
      <text:p text:style-name="P8"/>
      <text:p text:style-name="P8">SELECT COUNT(orderid) FROM orders</text:p>
      <text:p text:style-name="P8">WHERE DATE_TRUNC('month', orderdate) = date '2004-01-01';</text:p>
      <text:p text:style-name="P8"/>
      <text:p text:style-name="P8"/>
      <text:p text:style-name="P14"># Sorting data</text:p>
      <text:p text:style-name="P9"/>
      <text:p text:style-name="P6">Example (sorting with descending order)</text:p>
      <text:p text:style-name="P9"/>
      <text:p text:style-name="P9"><text:span text:style-name="T6">SELECT</text:span> first_name, last_name <text:span text:style-name="T6">FROM</text:span> "public"."employees"</text:p>
      <text:p text:style-name="P9"><text:span text:style-name="T6">ORDER BY</text:span> first_name DESC, last_name <text:span text:style-name="T6">DESC</text:span></text:p>
      <text:p text:style-name="P9"/>
      <text:p text:style-name="P6">Example (sorting with length)</text:p>
      <text:p text:style-name="P6"/>
      <text:p text:style-name="P9"><text:span text:style-name="T6">SELECT</text:span> * <text:span text:style-name="T6">FROM</text:span> "public"."employees"</text:p>
      <text:p text:style-name="P9"><text:span text:style-name="T6">ORDER BY</text:span> Length(last_name) <text:span text:style-name="T6">DESC</text:span></text:p>
      <text:p text:style-name="P9"/>
      <text:p text:style-name="P9"/>
      <text:p text:style-name="P7">Example (sorting by hire_date names which starts with k)</text:p>
      <text:p text:style-name="P7">'k%' - starts with k</text:p>
      <text:p text:style-name="P7">'_k%' - one letter before k</text:p>
      <text:p text:style-name="P7"><text:soft-page-break/>'%m' – ends with m</text:p>
      <text:p text:style-name="P7">'%m__%' - at least 2 characters after m</text:p>
      <text:p text:style-name="P10"/>
      <text:p text:style-name="P9"><text:span text:style-name="T6">SELECT</text:span> * <text:span text:style-name="T6">FROM</text:span> "public"."employees"</text:p>
      <text:p text:style-name="P9"><text:span text:style-name="T6">WHERE</text:span> first_name ilike 'k%'</text:p>
      <text:p text:style-name="P9"><text:span text:style-name="T6">ORDER BY</text:span> hire_date</text:p>
      <text:p text:style-name="P9"/>
      <text:p text:style-name="P9"/>
      <text:p text:style-name="P15"># Inner join</text:p>
      <text:p text:style-name="P11"/>
      <text:p text:style-name="P20">Example (joining tables with inner join)</text:p>
      <text:p text:style-name="P11"/>
      <text:p text:style-name="P11"><text:span text:style-name="T6">SELECT</text:span> a.emp_no, CONCAT(a.first_name, a.last_name) <text:span text:style-name="T6">AS</text:span> "name", b.salary</text:p>
      <text:p text:style-name="P11">FROM employees <text:span text:style-name="T6">AS</text:span> a</text:p>
      <text:p text:style-name="P11"><text:span text:style-name="T6">INNER JOIN</text:span> salaries <text:span text:style-name="T6">AS</text:span> b <text:span text:style-name="T6">ON</text:span> b.emp_no = a.emp_no</text:p>
      <text:p text:style-name="P11">INNER JOIN titles <text:span text:style-name="T6">AS</text:span> c</text:p>
      <text:p text:style-name="P11"><text:span text:style-name="T6">ON</text:span> c.emp_no = a.emp_no <text:span text:style-name="T6">AND</text:span> (</text:p>
      <text:p text:style-name="P11">c.from_date = (b.from_date + interval '2 days') <text:span text:style-name="T6">OR</text:span></text:p>
      <text:p text:style-name="P11">c.from_date = b.from_date</text:p>
      <text:p text:style-name="P11">)</text:p>
      <text:p text:style-name="P11"><text:span text:style-name="T7">ORDER BY</text:span> a.emp_no ASC </text:p>
      <text:p text:style-name="P11"/>
      <text:p text:style-name="P21">Example (getting a salary with change of title <text:span text:style-name="T5">and original salary</text:span>)</text:p>
      <text:p text:style-name="P25"/>
      <text:p text:style-name="P25"><text:span text:style-name="T7">SELECT</text:span> a.emp_no, b.salary, c.title</text:p>
      <text:p text:style-name="P25"><text:span text:style-name="T7">FROM</text:span> employees <text:span text:style-name="T7">AS</text:span> a</text:p>
      <text:p text:style-name="P25"><text:span text:style-name="T7">INNER JOIN</text:span> salaries <text:span text:style-name="T7">AS</text:span> b <text:span text:style-name="T7">ON</text:span> b.emp_no = a.emp_no</text:p>
      <text:p text:style-name="P25"><text:span text:style-name="T7">INNER JOIN</text:span> titles <text:span text:style-name="T7">AS</text:span> c <text:span text:style-name="T7">ON</text:span> c.emp_no = a.emp_no</text:p>
      <text:p text:style-name="P25"><text:span text:style-name="T7">AND</text:span> (c.from_date = b.from_date <text:span text:style-name="T7">OR</text:span> c.from_date = b.from_date + interval '2 days')</text:p>
      <text:p text:style-name="P25"><text:span text:style-name="T7">ORDER BY</text:span> a.emp_no</text:p>
      <text:p text:style-name="P25"/>
      <text:p text:style-name="P25"/>
      <text:p text:style-name="P23"># Left join</text:p>
      <text:p text:style-name="P17"/>
      <text:p text:style-name="P19">Example(How many employees aren't managers?)</text:p>
      <text:p text:style-name="P17"/>
      <text:p text:style-name="P17"><text:span text:style-name="T7">SELECT</text:span> count(employees.emp_no)</text:p>
      <text:p text:style-name="P17"><text:span text:style-name="T7">FROM</text:span> employees</text:p>
      <text:p text:style-name="P18"><text:span text:style-name="T4">LEFT JOIN</text:span> dept_manager <text:span text:style-name="T4">ON</text:span> employees.emp_no = dept_manager.emp_no</text:p>
      <text:p text:style-name="P18"><text:span text:style-name="T7">WHERE</text:span> dept_manager.emp_no <text:span text:style-name="T4">IS</text:span> <text:span text:style-name="T4">NULL</text:span></text:p>
      <text:p text:style-name="P17"/>
      <text:p text:style-name="P22">Example (getting all of the raises <text:span text:style-name="T6">with or withour promotion)</text:span></text:p>
      <text:p text:style-name="P26"/>
      <text:p text:style-name="P26"><text:span text:style-name="T7">SELECT</text:span> a.emp_no, b.salary, coalesce(c.title, 'No promotion') <text:span text:style-name="T7">AS</text:span> Title</text:p>
      <text:p text:style-name="P26"><text:span text:style-name="T7">FROM</text:span> employees <text:span text:style-name="T7">AS</text:span> a</text:p>
      <text:p text:style-name="P26"><text:span text:style-name="T7">INNER JOIN</text:span> salaries <text:span text:style-name="T7">AS</text:span> b on b.emp_no = a.emp_no</text:p>
      <text:p text:style-name="P26"><text:span text:style-name="T7">LEFT JOIN</text:span> titles <text:span text:style-name="T7">AS</text:span> c on c.emp_no = a.emp_no</text:p>
      <text:p text:style-name="P26"><text:span text:style-name="T7">AND</text:span> (c.from_date = b.from_date or c.from_date = b.from_date + interval '2 days')</text:p>
      <text:p text:style-name="P26"><text:span text:style-name="T7">ORDER BY</text:span> a.emp_no</text:p>
      <text:p text:style-name="P26"/>
      <text:p text:style-name="P26"/>
      <text:p text:style-name="P26"/>
      <text:p text:style-name="P26"><text:soft-page-break/></text:p>
      <text:p text:style-name="P23"># Right join</text:p>
      <text:p text:style-name="P23"/>
      <text:p text:style-name="P24">Example (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6M5S</meta:editing-duration>
    <meta:editing-cycles>8</meta:editing-cycles>
    <meta:generator>LibreOffice/5.4.3.2$Windows_x86 LibreOffice_project/92a7159f7e4af62137622921e809f8546db437e5</meta:generator>
    <dc:date>2021-01-28T09:12:37.060000000</dc:date>
    <meta:document-statistic meta:table-count="0" meta:image-count="0" meta:object-count="0" meta:page-count="3" meta:paragraph-count="69" meta:word-count="399" meta:character-count="2596" meta:non-whitespace-character-count="2260"/>
    <meta:user-defined meta:name="Info 1"/>
    <meta:user-defined meta:name="Info 2"/>
    <meta:user-defined meta:name="Info 3"/>
    <meta:user-defined meta:name="Info 4"/>
  </office:meta>
</office:document-meta>
</file>